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16pt" fo:font-weight="bold" officeooo:rsid="001a30bf" officeooo:paragraph-rsid="001a30bf" style:font-size-asian="16pt" style:font-weight-asian="bold" style:font-size-complex="16pt" style:font-weight-complex="bold"/>
    </style:style>
    <style:style style:name="P2" style:family="paragraph" style:parent-style-name="Standard">
      <style:text-properties officeooo:rsid="001a30bf" officeooo:paragraph-rsid="001a30bf"/>
    </style:style>
    <style:style style:name="P3" style:family="paragraph" style:parent-style-name="Standard">
      <style:text-properties fo:font-size="16pt" fo:font-weight="bold" officeooo:rsid="001a30bf" officeooo:paragraph-rsid="001a30bf" style:font-size-asian="16pt" style:font-weight-asian="bold" style:font-size-complex="16pt" style:font-weight-complex="bold"/>
    </style:style>
    <style:style style:name="P4" style:family="paragraph" style:parent-style-name="Standard" style:list-style-name="L1">
      <style:text-properties officeooo:paragraph-rsid="001a30bf"/>
    </style:style>
    <style:style style:name="P5" style:family="paragraph" style:parent-style-name="Heading_20_4">
      <style:text-properties officeooo:rsid="001a30bf" officeooo:paragraph-rsid="001a30bf"/>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5">
      <style:paragraph-properties fo:margin-top="0cm" fo:margin-bottom="0cm" style:contextual-spacing="false"/>
    </style:style>
    <style:style style:name="P14" style:family="paragraph" style:parent-style-name="Text_20_body" style:list-style-name="L6"/>
    <style:style style:name="P15" style:family="paragraph" style:parent-style-name="Text_20_body" style:list-style-name="L6">
      <style:paragraph-properties fo:margin-top="0cm" fo:margin-bottom="0cm" style:contextual-spacing="false"/>
    </style:style>
    <style:style style:name="T1" style:family="text">
      <style:text-properties fo:font-size="16pt" fo:font-weight="bold" officeooo:rsid="001a30bf" style:font-size-asian="16pt" style:font-weight-asian="bold" style:font-size-complex="16pt"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OFF GameJam 24 Game Docs</text:p>
      <text:p text:style-name="P2"/>
      <text:p text:style-name="P3"/>
      <text:list text:style-name="L1">
        <text:list-item>
          <text:p text:style-name="P4"><text:span text:style-name="T1">Story/Setting :</text:span></text:p>
        </text:list-item>
      </text:list>
      <text:p text:style-name="P2"/>
      <text:h text:style-name="P5" text:outline-level="4"><text:span text:style-name="Strong_20_Emphasis">Theme: Unearthing Secrets and Duality</text:span></text:h>
      <text:p text:style-name="Text_20_body">The game explores the themes of friendship, betrayal, and the cost of hidden truths. Set in a quiet Japanese suburb, the picturesque colony of houses hides a sinister underbelly beneath its serene appearance. The visuals juxtapose vibrant cherry blossoms, quaint architecture, and traditional elements with ominous shadows and unsettling details.</text:p>
      <text:p text:style-name="Horizontal_20_Line"/>
      <text:h text:style-name="Heading_20_3" text:outline-level="3"><text:span text:style-name="Strong_20_Emphasis">Story Premise</text:span></text:h>
      <text:p text:style-name="Text_20_body">The protagonist, <text:span text:style-name="Strong_20_Emphasis">Hana</text:span>, is a college student who returns to her hometown of <text:span text:style-name="Strong_20_Emphasis">Sakura Valley</text:span> after receiving a cryptic text message from her best friend, <text:span text:style-name="Strong_20_Emphasis">Aiko</text:span>, who disappeared months ago. The message simply reads:<text:line-break/><text:span text:style-name="Emphasis">"I know the truth now. I need your help. Meet me where it all began."</text:span></text:p>
      <text:p text:style-name="Text_20_body">When Hana arrives in the seemingly tranquil colony, she finds no sign of Aiko, only uneasy residents, strange rumors, and an air of secrecy hanging over the neighborhood. The investigation begins.</text:p>
      <text:p text:style-name="Horizontal_20_Line"/>
      <text:h text:style-name="Heading_20_3" text:outline-level="3"><text:span text:style-name="Strong_20_Emphasis">Gameplay Overview</text:span></text:h>
      <text:list text:style-name="L2">
        <text:list-item>
          <text:p text:style-name="P6"><text:span text:style-name="Strong_20_Emphasis">Dialogue-Driven Investigation</text:span>:<text:line-break/>Hana talks to residents of the colony to piece together Aiko’s last known whereabouts. Each NPC reveals fragments of the truth, but not all are reliable.</text:p>
        </text:list-item>
        <text:list-item>
          <text:p text:style-name="P6"><text:span text:style-name="Strong_20_Emphasis">Exploration</text:span>:</text:p>
          <text:list>
            <text:list-item>
              <text:p text:style-name="P7">Interact with objects in houses, gardens, and alleyways to uncover hidden clues.</text:p>
            </text:list-item>
            <text:list-item>
              <text:p text:style-name="P7">Unlock secret passageways and explore restricted areas as you delve deeper into the colony’s dark secret.</text:p>
            </text:list-item>
          </text:list>
        </text:list-item>
        <text:list-item>
          <text:p text:style-name="P6"><text:span text:style-name="Strong_20_Emphasis">Choice-Based System</text:span>:<text:line-break/>Each interaction earns or subtracts points, influencing the story’s progression and one of two possible endings.</text:p>
        </text:list-item>
      </text:list>
      <text:p text:style-name="Horizontal_20_Line"/>
      <text:h text:style-name="Heading_20_3" text:outline-level="3"><text:span text:style-name="Strong_20_Emphasis">Setting</text:span></text:h>
      <text:list text:style-name="L3">
        <text:list-item>
          <text:p text:style-name="P8"><text:span text:style-name="Strong_20_Emphasis">The Colony</text:span>:<text:line-break/>A labyrinth of interconnected houses, narrow alleyways, and small courtyards.</text:p>
          <text:list>
            <text:list-item>
              <text:p text:style-name="P9"><text:span text:style-name="Strong_20_Emphasis">Daytime</text:span>: Bustling with traditional activities like drying laundry, street food vendors, and children playing.</text:p>
            </text:list-item>
            <text:list-item>
              <text:p text:style-name="P9"><text:soft-page-break/><text:span text:style-name="Strong_20_Emphasis">Nighttime</text:span>: Silent and eerie, with flickering lanterns and the sound of footsteps echoing in the distance.</text:p>
            </text:list-item>
          </text:list>
        </text:list-item>
        <text:list-item>
          <text:p text:style-name="P8"><text:span text:style-name="Strong_20_Emphasis">Key Locations</text:span>:</text:p>
          <text:list>
            <text:list-item>
              <text:p text:style-name="P9"><text:span text:style-name="Strong_20_Emphasis">Aiko’s House</text:span>: Her room is frozen in time, but a diary with missing pages hints at her fears.</text:p>
            </text:list-item>
            <text:list-item>
              <text:p text:style-name="P9"><text:span text:style-name="Strong_20_Emphasis">Shrine in the Forest</text:span>: A secluded shrine that holds a pivotal clue about Aiko’s past.</text:p>
            </text:list-item>
            <text:list-item>
              <text:p text:style-name="P8"><text:span text:style-name="Strong_20_Emphasis">Underground Passage</text:span>: Hidden beneath the colony, leading to a secret gathering spot for the residents.</text:p>
            </text:list-item>
          </text:list>
        </text:list-item>
      </text:list>
      <text:p text:style-name="Horizontal_20_Line"/>
      <text:h text:style-name="Heading_20_3" text:outline-level="3"><text:span text:style-name="Strong_20_Emphasis">Core Characters</text:span></text:h>
      <text:list text:style-name="L4">
        <text:list-item>
          <text:p text:style-name="P10"><text:span text:style-name="Strong_20_Emphasis">Hana (Protagonist)</text:span>:<text:line-break/>A determined, resourceful young woman. She shares a deep bond with Aiko, having grown up together.</text:p>
        </text:list-item>
        <text:list-item>
          <text:p text:style-name="P10"><text:span text:style-name="Strong_20_Emphasis">Aiko (The Missing Friend)</text:span>:<text:line-break/>Bright and optimistic but hiding deep insecurities. Her disappearance is linked to the colony’s dark secret.</text:p>
        </text:list-item>
        <text:list-item>
          <text:p text:style-name="P10"><text:span text:style-name="Strong_20_Emphasis">The Old Neighbor (Guide)</text:span>:<text:line-break/>An elderly woman who knows the colony’s history. She cryptically warns Hana: <text:span text:style-name="Emphasis">"Some truths are better left buried."</text:span></text:p>
        </text:list-item>
        <text:list-item>
          <text:p text:style-name="P10"><text:span text:style-name="Strong_20_Emphasis">Residents</text:span>:<text:line-break/>Each has their own personality, secrets, and motivations.</text:p>
          <text:list>
            <text:list-item>
              <text:p text:style-name="P11"><text:span text:style-name="Strong_20_Emphasis">The Shopkeeper</text:span>: Friendly but evasive.</text:p>
            </text:list-item>
            <text:list-item>
              <text:p text:style-name="P11"><text:span text:style-name="Strong_20_Emphasis">The Reclusive Artist</text:span>: Knows more than he lets on.</text:p>
            </text:list-item>
            <text:list-item>
              <text:p text:style-name="P10"><text:span text:style-name="Strong_20_Emphasis">The Schoolteacher</text:span>: Overly helpful, possibly hiding something.</text:p>
            </text:list-item>
          </text:list>
        </text:list-item>
      </text:list>
      <text:p text:style-name="Horizontal_20_Line"/>
      <text:h text:style-name="Heading_20_3" text:outline-level="3"><text:span text:style-name="Strong_20_Emphasis">The Colony’s Dark Secret</text:span></text:h>
      <text:p text:style-name="Text_20_body">The colony harbors a hidden <text:span text:style-name="Strong_20_Emphasis">cult-like organization</text:span> formed decades ago to protect a sacred artifact believed to bring prosperity. The artifact is stored in the underground passage. However, its power comes at a cost, and the organization has made morally questionable sacrifices to maintain the colony's prosperity. Aiko discovered this truth while investigating her family's ties to the organization.</text:p>
      <text:p text:style-name="Horizontal_20_Line"/>
      <text:h text:style-name="Heading_20_3" text:outline-level="3"><text:span text:style-name="Strong_20_Emphasis">Two Possible Endings</text:span></text:h>
      <text:list text:style-name="L5">
        <text:list-item>
          <text:p text:style-name="P12"><text:span text:style-name="Strong_20_Emphasis">The Truthful Ending</text:span>:</text:p>
          <text:list>
            <text:list-item>
              <text:p text:style-name="P13">Hana exposes the organization, freeing the colony from its sinister control.</text:p>
            </text:list-item>
            <text:list-item>
              <text:p text:style-name="P13">However, this truth comes at a price: Aiko is gone forever, either lost to the artifact’s power or killed by the organization.</text:p>
            </text:list-item>
          </text:list>
        </text:list-item>
        <text:list-item>
          <text:p text:style-name="P12"><text:span text:style-name="Strong_20_Emphasis">The Concealed Ending</text:span>:</text:p>
          <text:list>
            <text:list-item>
              <text:p text:style-name="P13"><text:soft-page-break/>Hana chooses to cover up the organization’s secrets to protect the residents from external consequences.</text:p>
            </text:list-item>
            <text:list-item>
              <text:p text:style-name="P12">Aiko is alive but deeply changed, haunted by her experiences. Their friendship is strained, and Hana is left questioning if she did the right thing.</text:p>
            </text:list-item>
          </text:list>
        </text:list-item>
      </text:list>
      <text:p text:style-name="Horizontal_20_Line"/>
      <text:h text:style-name="Heading_20_3" text:outline-level="3"><text:span text:style-name="Strong_20_Emphasis">Visual &amp; Audio Style</text:span></text:h>
      <text:list text:style-name="L6">
        <text:list-item>
          <text:p text:style-name="P14"><text:span text:style-name="Strong_20_Emphasis">Visuals</text:span>:</text:p>
          <text:list>
            <text:list-item>
              <text:p text:style-name="P15">Vibrant cherry blossoms during the day, contrasting with ominous shadows and dimly lit environments at night.</text:p>
            </text:list-item>
            <text:list-item>
              <text:p text:style-name="P15">Japanese architectural details: sliding doors, tatami mats, stone lanterns.</text:p>
            </text:list-item>
          </text:list>
        </text:list-item>
        <text:list-item>
          <text:p text:style-name="P14"><text:span text:style-name="Strong_20_Emphasis">Soundtrack</text:span>:</text:p>
          <text:list>
            <text:list-item>
              <text:p text:style-name="P15">Calm and serene during exploration, with traditional Japanese instruments like the shamisen and koto.</text:p>
            </text:list-item>
            <text:list-item>
              <text:p text:style-name="P14">Builds tension with eerie whispers and deep drumbeats in darker scenes.</text:p>
            </text:list-item>
          </text:list>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3T12:51:58.004000000</meta:creation-date>
    <dc:date>2024-11-23T12:53:53.706000000</dc:date>
    <meta:editing-duration>PT1M57S</meta:editing-duration>
    <meta:editing-cycles>1</meta:editing-cycles>
    <meta:generator>LibreOffice/24.8.2.1$Windows_X86_64 LibreOffice_project/0f794b6e29741098670a3b95d60478a65d05ef13</meta:generator>
    <meta:document-statistic meta:table-count="0" meta:image-count="0" meta:object-count="0" meta:page-count="3" meta:paragraph-count="45" meta:word-count="639" meta:character-count="4041" meta:non-whitespace-character-count="3479"/>
  </office:meta>
</office:document-meta>
</file>